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dde3" officeooo:paragraph-rsid="0010dde3" style:font-size-asian="14pt" style:font-size-complex="14pt"/>
    </style:style>
    <style:style style:name="P2" style:family="paragraph" style:parent-style-name="Standard">
      <style:text-properties fo:font-size="14pt" officeooo:rsid="00112a51" officeooo:paragraph-rsid="00112a51" style:font-size-asian="14pt" style:font-size-complex="14pt"/>
    </style:style>
    <style:style style:name="P3" style:family="paragraph" style:parent-style-name="Standard">
      <style:text-properties fo:font-size="14pt" officeooo:rsid="00154768" officeooo:paragraph-rsid="00154768" style:font-size-asian="14pt" style:font-size-complex="14pt"/>
    </style:style>
    <style:style style:name="P4" style:family="paragraph" style:parent-style-name="Standard">
      <style:text-properties fo:font-size="14pt" officeooo:rsid="00173250" officeooo:paragraph-rsid="00154768" fo:background-color="#ffff00" style:font-size-asian="14pt" style:font-size-complex="14pt"/>
    </style:style>
    <style:style style:name="P5" style:family="paragraph" style:parent-style-name="Standard">
      <style:text-properties fo:font-size="14pt" officeooo:rsid="00173250" officeooo:paragraph-rsid="00173250" fo:background-color="#ffff00" style:font-size-asian="14pt" style:font-size-complex="14pt"/>
    </style:style>
    <style:style style:name="P6" style:family="paragraph" style:parent-style-name="Standard">
      <style:text-properties fo:font-size="14pt" officeooo:rsid="00154768" officeooo:paragraph-rsid="00181761" fo:background-color="#ffffff" style:font-size-asian="14pt" style:font-size-complex="14pt"/>
    </style:style>
    <style:style style:name="P7" style:family="paragraph" style:parent-style-name="Standard">
      <style:text-properties fo:font-size="14pt" officeooo:rsid="001a6c74" officeooo:paragraph-rsid="001a6c74" fo:background-color="#ffffff" style:font-size-asian="14pt" style:font-size-complex="14pt"/>
    </style:style>
    <style:style style:name="P8" style:family="paragraph" style:parent-style-name="Standard">
      <style:text-properties fo:font-size="14pt" officeooo:rsid="001a9508" officeooo:paragraph-rsid="001a9508" fo:background-color="#ffffff" style:font-size-asian="14pt" style:font-size-complex="14pt"/>
    </style:style>
    <style:style style:name="P9" style:family="paragraph" style:parent-style-name="Standard">
      <style:text-properties fo:font-size="14pt" officeooo:rsid="001b8047" officeooo:paragraph-rsid="001b8047" fo:background-color="#ffffff" style:font-size-asian="14pt" style:font-size-complex="14pt"/>
    </style:style>
    <style:style style:name="P10" style:family="paragraph" style:parent-style-name="Standard">
      <style:text-properties fo:font-size="14pt" officeooo:rsid="00173250" officeooo:paragraph-rsid="00154768" fo:background-color="#ffffff" style:font-size-asian="14pt" style:font-size-complex="14pt"/>
    </style:style>
    <style:style style:name="P11" style:family="paragraph" style:parent-style-name="Standard">
      <style:text-properties fo:font-size="14pt" officeooo:rsid="0010dde3" officeooo:paragraph-rsid="0010dde3" style:font-size-asian="14pt" style:font-size-complex="14pt"/>
    </style:style>
    <style:style style:name="P12" style:family="paragraph" style:parent-style-name="Standard">
      <style:text-properties fo:font-size="14pt" officeooo:rsid="00112a51" officeooo:paragraph-rsid="00112a51" style:font-size-asian="14pt" style:font-size-complex="14pt"/>
    </style:style>
    <style:style style:name="T1" style:family="text">
      <style:text-properties officeooo:rsid="00112a51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12a51" fo:background-color="#ffff00" loext:char-shading-value="0"/>
    </style:style>
    <style:style style:name="T4" style:family="text">
      <style:text-properties officeooo:rsid="00173250" fo:background-color="#ffff00" loext:char-shading-value="0"/>
    </style:style>
    <style:style style:name="T5" style:family="text">
      <style:text-properties officeooo:rsid="001d1450" fo:background-color="#ffff00" loext:char-shading-value="0"/>
    </style:style>
    <style:style style:name="T6" style:family="text">
      <style:text-properties officeooo:rsid="001ef7f5" fo:background-color="#ffff00" loext:char-shading-value="0"/>
    </style:style>
    <style:style style:name="T7" style:family="text">
      <style:text-properties officeooo:rsid="00181761"/>
    </style:style>
    <style:style style:name="T8" style:family="text">
      <style:text-properties fo:background-color="#ff6600" loext:char-shading-value="0"/>
    </style:style>
    <style:style style:name="T9" style:family="text">
      <style:text-properties officeooo:rsid="00181761" fo:background-color="#ff6600" loext:char-shading-value="0"/>
    </style:style>
    <style:style style:name="T10" style:family="text">
      <style:text-properties officeooo:rsid="001a9508" fo:background-color="#ff6600" loext:char-shading-value="0"/>
    </style:style>
    <style:style style:name="T11" style:family="text">
      <style:text-properties officeooo:rsid="001a9508"/>
    </style:style>
    <style:style style:name="T12" style:family="text">
      <style:text-properties officeooo:rsid="001d1450"/>
    </style:style>
    <style:style style:name="T13" style:family="text">
      <style:text-properties officeooo:rsid="001ef7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学习笔记：</text:p>
      <text:p text:style-name="P1"><text:tab/><text:tab/><text:span text:style-name="T2">docker run ubuntu:14.04 命令行</text:span>　　可以运行容器并执行命令行　但只要输出结果后容器就会停止</text:p>
      <text:p text:style-name="P1"/>
      <text:p text:style-name="P1"><text:tab/>交互式容器：</text:p>
      <text:p text:style-name="P1"><text:tab/><text:tab/><text:span text:style-name="T2">docker run -i -t ubuntu:14.04 命令行<text:tab/></text:span><text:tab/>-t表示在新容器内指定一个伪终端或者终端　-i表示允许我们对容器内的STDIN进行交互</text:p>
      <text:p text:style-name="P1"><text:tab/>后台模式运行：</text:p>
      <text:p text:style-name="P1"><text:tab/><text:tab/><text:span text:style-name="T2">docker run -d ubuntu:14.04 命令行</text:span>　-d是指容器在后台模式运行<text:tab/>会返回一个容器<text:span text:style-name="T1">id</text:span></text:p>
      <text:p text:style-name="P1"><text:tab/><text:span text:style-name="T3">docker ps<text:tab/></text:span><text:span text:style-name="T1">可以显示出docker 进程的所有容器　并显示出容器名 <text:tab/>显示的是正在运行的容器</text:span></text:p>
      <text:p text:style-name="P1"><text:tab/>注：<text:span text:style-name="T1">docker会在容器启动的时候自动给容器命名</text:span></text:p>
      <text:p text:style-name="P1">使用 <text:span text:style-name="T5">docker run –name=wjx1 -i -t image</text:span><text:span text:style-name="T12"> 可以自定义容器名称</text:span></text:p>
      <text:p text:style-name="P1"/>
      <text:p text:style-name="P2"><text:span text:style-name="T2">docker logs 容器名</text:span>　可以打印出docker 容器内的运行日志</text:p>
      <text:p text:style-name="P2"><text:span text:style-name="T2">docker stop 容器名</text:span>　可以停止容器的运行</text:p>
      <text:p text:style-name="P2"><text:span text:style-name="T2">d</text:span><text:span text:style-name="T6">ocker start 容器名</text:span><text:span text:style-name="T13"> <text:tab/>可以开始已经建立并又停止的容器</text:span></text:p>
      <text:p text:style-name="P2"><text:span text:style-name="T8">d</text:span><text:span text:style-name="T10">ocker rm 容器名</text:span><text:span text:style-name="T11"><text:tab/><text:tab/>可以删除容器</text:span></text:p>
      <text:p text:style-name="P3">docker run<text:span text:style-name="T2"> -d -P</text:span> training/webapp python app.py <text:tab/><text:tab/></text:p>
      <text:p text:style-name="P3"><text:tab/>-d标示让docker容器在后台运行　-P标示通知Docker所需的网络端口映射从主机映射到我们的容器内</text:p>
      <text:p text:style-name="P3">使用<text:span text:style-name="T4">docker port 容器名　</text:span></text:p>
      <text:p text:style-name="P10"><text:tab/><text:tab/><text:tab/><text:tab/>可以查看指定容器某个确定端口映射到宿主机的端口号</text:p>
      <text:p text:style-name="P6">例：<text:span text:style-name="T7">5000/tcp -&gt; 0.0.0.0:49154</text:span></text:p>
      <text:p text:style-name="P6"><text:tab/>意为<text:span text:style-name="T7">docker容器5000端口号映射到宿主机的49154端口。在浏览器中输入</text:span><text:span text:style-name="T9">localhost:49154</text:span><text:span text:style-name="T7"><text:tab/>既可以显示端口输出内容</text:span></text:p>
      <text:p text:style-name="P7"><text:span text:style-name="T8">docker top 容器名</text:span><text:tab/>可以查看容器内的进程</text:p>
      <text:p text:style-name="P8"><text:span text:style-name="T8">docker pull 镜像名</text:span><text:tab/>可以下载镜像</text:p>
      <text:p text:style-name="P8"><text:tab/>例：docker pull centos</text:p>
      <text:p text:style-name="P9"><text:span text:style-name="T8">docker search 关键字<text:tab/></text:span><text:tab/>可以搜索镜像<text:tab/>其中stars用来衡量镜像的流行程度</text:p>
      <text:p text:style-name="P9">类似于ubuntu和centos这样的镜像我们称之为基础镜像或者根镜像 由docker公司提供建立，验证和支持。</text:p>
      <text:p text:style-name="P9">同时也有用户镜像 例如training/sinatra <text:tab/>也可以使用docker pull来下载它</text:p>
      <text:p text:style-name="P9"/>
      <text:p text:style-name="P4"/>
      <text:p text:style-name="P5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7:25:11.577944442</meta:creation-date>
    <dc:date>2015-10-17T15:52:58.756522464</dc:date>
    <meta:editing-duration>PT2H46M42S</meta:editing-duration>
    <meta:editing-cycles>13</meta:editing-cycles>
    <meta:generator>LibreOffice/4.4.2.2$Linux_X86_64 LibreOffice_project/40m0$Build-2</meta:generator>
    <meta:document-statistic meta:table-count="0" meta:image-count="0" meta:object-count="0" meta:page-count="1" meta:paragraph-count="25" meta:word-count="494" meta:character-count="917" meta:non-whitespace-character-count="817"/>
  </office:meta>
</office:document-meta>
</file>